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2D043414AD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draw:auto-grow-height="true" fo:min-height="13.859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outline1">
      <style:graphic-properties fo:min-height="13.859cm"/>
    </style:style>
    <style:style style:name="pr7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  <style:text-properties fo:font-size="72pt" style:font-size-asian="72pt" style:font-size-complex="72pt"/>
    </style:style>
    <style:style style:name="P2" style:family="paragraph">
      <style:text-properties fo:font-size="32pt"/>
    </style:style>
    <style:style style:name="P3" style:family="paragraph"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506cm" svg:x="1.001cm" svg:y="7.4cm" presentation:class="title" presentation:user-transformed="true">
          <draw:text-box>
            <text:p text:style-name="P1">ГеоБот</text:p>
          </draw:text-box>
        </draw:frame>
        <draw:frame presentation:style-name="pr2" draw:text-style-name="P2" draw:layer="layout" svg:width="25.199cm" svg:height="13.859cm" svg:x="0.801cm" svg:y="8.141cm" presentation:class="subtitle" presentation:user-transformed="true">
          <draw:text-box>
            <text:p text:style-name="P2">Бот в Tele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Актуальность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В настоящее время многие люди хотят узнать, насколько хороши их знания в той или иной области относительно других, например, в географии мира. Бот создан для того, чтобы узнать, насколько хорошо Вы разбираетесь в географии. Думаю, многим людям будет интересно использовать этого бот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Создать бота, способного протестировать пользователя Telegram в области географии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Умения бота</text:p>
          </draw:text-box>
        </draw:frame>
        <draw:frame presentation:style-name="pr4" draw:layer="layout" svg:width="25.199cm" svg:height="15.085cm" svg:x="1.4cm" svg:y="4.914cm" presentation:class="outline" presentation:user-transformed="true">
          <draw:text-box>
            <text:list text:style-name="L3">
              <text:list-item>
                <text:p>ГеоБот способен протестировать пользователя Telegram в знании географии с помощью двух тестов: простого и сложного; оба теста включают в себя по 10 вопросов каждый. После прохождения тестов пользователю будут представлены результаты и рекомендации по дальнейшему использованию бота и рекомендации к знаниям географии пользователя. Также в боте можно узнать информацию об авторе и посмотреть путеводитель по боту(а также, возможно, посмотреть личные рекорды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Структура кода и библиотек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Использованные библиотеки: Telebot, python-telegram-bot-api, lo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801cm" svg:y="6cm" presentation:class="outline" presentation:user-transformed="true">
          <draw:text-box>
            <text:list text:style-name="L3">
              <text:list-item>
                <text:p>В коде имеются 15 функций: start, help, records, author, normal_game, hard_game, a, b, c, d, aa, bb, cc, dd и main. В начале кода — подключение к клавиатуре, ввод массивов, потом поочерёдно идут все функции, в конце всех функций находится функция main, которая вызывает все остальные функци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Цель выполнена, бот выполняет все свои функции. Его можно улучшить, добавив больше тестов и самих вопросов в тестах, добавить красивое оформление, добавить базы данных для хранения результатов пользователя, а также соревновательный режим между пользователями бот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3" draw:layer="layout" svg:width="25.199cm" svg:height="7.571cm" svg:x="1.201cm" svg:y="3.629cm" presentation:class="title" presentation:user-transformed="true">
          <draw:text-box>
            <text:p text:style-name="P3"><text:span text:style-name="T1">Всем спасибо за внимание!!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500000002D043414ADD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Кирилл </meta:initial-creator>
    <meta:creation-date>2023-04-28T17:53:32.98</meta:creation-date>
    <meta:editing-duration>PT12M16S</meta:editing-duration>
    <meta:editing-cycles>3</meta:editing-cycles>
    <dc:date>2023-04-28T18:21:20.23</dc:date>
    <dc:creator>Кирилл </dc:creator>
    <meta:generator>OpenOffice/4.1.8$Win32 OpenOffice.org_project/418m3$Build-9803</meta:generator>
    <meta:document-statistic meta:object-count="53"/>
  </office:meta>
</office:document-meta>
</file>